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16884"/>
    </style:style>
    <style:style style:name="P2" style:family="paragraph" style:parent-style-name="Standard">
      <style:text-properties fo:language="es" fo:country="ES" officeooo:rsid="0005860f" officeooo:paragraph-rsid="0005860f"/>
    </style:style>
    <style:style style:name="P3" style:family="paragraph" style:parent-style-name="Standard">
      <style:text-properties fo:language="es" fo:country="ES" officeooo:rsid="0005860f" officeooo:paragraph-rsid="00101bfe"/>
    </style:style>
    <style:style style:name="P4" style:family="paragraph" style:parent-style-name="Standard">
      <style:text-properties fo:language="es" fo:country="ES" officeooo:rsid="0005860f" officeooo:paragraph-rsid="000c099e"/>
    </style:style>
    <style:style style:name="P5" style:family="paragraph" style:parent-style-name="Standard">
      <style:text-properties fo:language="es" fo:country="ES" officeooo:paragraph-rsid="0005860f"/>
    </style:style>
    <style:style style:name="P6" style:family="paragraph" style:parent-style-name="Standard">
      <style:text-properties fo:language="es" fo:country="ES" officeooo:rsid="000d181d" officeooo:paragraph-rsid="000d181d"/>
    </style:style>
    <style:style style:name="P7" style:family="paragraph" style:parent-style-name="Standard">
      <style:text-properties fo:language="es" fo:country="ES" officeooo:rsid="0017bc6c" officeooo:paragraph-rsid="0017bc6c"/>
    </style:style>
    <style:style style:name="P8" style:family="paragraph" style:parent-style-name="Standard">
      <style:text-properties fo:language="es" fo:country="ES" style:text-underline-style="solid" style:text-underline-width="auto" style:text-underline-color="font-color" fo:font-weight="bold" officeooo:rsid="0017bc6c" officeooo:paragraph-rsid="0017bc6c" style:font-weight-asian="bold" style:font-weight-complex="bold"/>
    </style:style>
    <style:style style:name="P9" style:family="paragraph" style:parent-style-name="Standard">
      <style:text-properties fo:language="es" fo:country="ES" style:text-underline-style="none" fo:font-weight="normal" officeooo:rsid="0017bc6c" officeooo:paragraph-rsid="0017bc6c" style:font-weight-asian="normal" style:font-weight-complex="normal"/>
    </style:style>
    <style:style style:name="P10" style:family="paragraph" style:parent-style-name="Title">
      <style:text-properties officeooo:paragraph-rsid="00116884"/>
    </style:style>
    <style:style style:name="P11" style:family="paragraph" style:parent-style-name="Title">
      <style:text-properties officeooo:rsid="00116884" officeooo:paragraph-rsid="00116884"/>
    </style:style>
    <style:style style:name="P12" style:family="paragraph" style:parent-style-name="Heading_20_3">
      <style:text-properties officeooo:paragraph-rsid="00113383"/>
    </style:style>
    <style:style style:name="P13" style:family="paragraph" style:parent-style-name="Standard">
      <style:text-properties fo:language="es" fo:country="ES" officeooo:rsid="0017bc6c" officeooo:paragraph-rsid="0017bc6c"/>
    </style:style>
    <style:style style:name="P14" style:family="paragraph" style:parent-style-name="Standard">
      <style:text-properties fo:language="es" fo:country="ES" officeooo:rsid="0005860f" officeooo:paragraph-rsid="0005860f"/>
    </style:style>
    <style:style style:name="P15" style:family="paragraph" style:parent-style-name="Standard">
      <style:text-properties fo:language="es" fo:country="ES" fo:font-weight="bold" officeooo:rsid="0005860f" officeooo:paragraph-rsid="0005860f" style:font-weight-asian="bold" style:font-weight-complex="bold"/>
    </style:style>
    <style:style style:name="T1" style:family="text">
      <style:text-properties officeooo:rsid="000725c9"/>
    </style:style>
    <style:style style:name="T2" style:family="text">
      <style:text-properties officeooo:rsid="0007b675"/>
    </style:style>
    <style:style style:name="T3" style:family="text">
      <style:text-properties officeooo:rsid="000c099e"/>
    </style:style>
    <style:style style:name="T4" style:family="text">
      <style:text-properties officeooo:rsid="0005860f"/>
    </style:style>
    <style:style style:name="T5" style:family="text">
      <style:text-properties officeooo:rsid="000e8396"/>
    </style:style>
    <style:style style:name="T6" style:family="text">
      <style:text-properties officeooo:rsid="000fe07a"/>
    </style:style>
    <style:style style:name="T7" style:family="text">
      <style:text-properties officeooo:rsid="00101bfe"/>
    </style:style>
    <style:style style:name="T8" style:family="text">
      <style:text-properties officeooo:rsid="00113383"/>
    </style:style>
    <style:style style:name="T9" style:family="text">
      <style:text-properties fo:font-weight="bold" officeooo:rsid="00101bfe" style:font-weight-asian="bold" style:font-weight-complex="bold"/>
    </style:style>
    <style:style style:name="T10" style:family="text">
      <style:text-properties fo:font-weight="bold" officeooo:rsid="0005860f" style:font-weight-asian="bold" style:font-weight-complex="bold"/>
    </style:style>
    <style:style style:name="T11" style:family="text">
      <style:text-properties fo:font-weight="bold" officeooo:rsid="0007b675" style:font-weight-asian="bold" style:font-weight-complex="bold"/>
    </style:style>
    <style:style style:name="T1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3" style:family="text">
      <style:text-properties fo:font-style="normal" style:text-underline-style="solid" style:text-underline-width="auto" style:text-underline-color="font-color" fo:font-weight="bold" officeooo:rsid="00101bfe" style:font-style-asian="normal" style:font-weight-asian="bold" style:font-style-complex="normal" style:font-weight-complex="bold"/>
    </style:style>
    <style:style style:name="T14" style:family="text">
      <style:text-properties officeooo:rsid="001473e7"/>
    </style:style>
    <style:style style:name="T15" style:family="text">
      <style:text-properties officeooo:rsid="00162ac4"/>
    </style:style>
    <style:style style:name="T16" style:family="text">
      <style:text-properties style:text-underline-style="none"/>
    </style:style>
    <style:style style:name="T17" style:family="text">
      <style:text-properties style:text-underline-style="none" fo:font-weight="normal" style:font-weight-asian="normal" style:font-weight-complex="normal"/>
    </style:style>
    <style:style style:name="T18" style:family="text">
      <style:text-properties officeooo:rsid="001a1b62"/>
    </style:style>
    <style:style style:name="T19" style:family="text">
      <style:text-properties officeooo:rsid="001b63f8"/>
    </style:style>
    <style:style style:name="T20" style:family="text">
      <style:text-properties fo:font-weight="normal" officeooo:rsid="001b63f8" style:font-weight-asian="normal" style:font-weight-complex="normal"/>
    </style:style>
    <style:style style:name="T21" style:family="text">
      <style:text-properties fo:font-weight="normal" officeooo:rsid="001e1cc9"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OLO HUNT</text:p>
      <text:p text:style-name="P10">DOCUMENTACIÓN</text:p>
      <text:p text:style-name="P1"/>
      <text:h text:style-name="Heading_20_1" text:outline-level="1"><text:span text:style-name="T8">1) </text:span>CLASES</text:h>
      <text:h text:style-name="Heading_20_2" text:outline-level="2"><text:span text:style-name="T8">1.1) </text:span>NETWORKING</text:h>
      <text:h text:style-name="P12" text:outline-level="3">ConnectionManager.cs</text:h>
      <text:p text:style-name="Standard">administra la conexión a las partidas. <text:span text:style-name="T6">Debe tener una referencia en el inspector a una instancia del Prefab logWriter. Si NO quieres imprimir nada por pantalla, marcar a false la variable verboseMode de logWriter en el inspector. Si SÍ quieres imprimir por pantalla, marcar a true la variable verboseMode y referenciar a una instancia de Text.</text:span></text:p>
      <text:p text:style-name="Standard"/>
      <text:p text:style-name="P2"><text:span text:style-name="T12">Métodos </text:span><text:span text:style-name="T13">públicos</text:span><text:span text:style-name="T7"> (callbacks relacionados mencionados en la descripción del método)</text:span>:</text:p>
      <text:p text:style-name="P2"/>
      <text:p text:style-name="P5"><text:span text:style-name="T4">- </text:span><text:span text:style-name="T10">Connect()</text:span><text:span text:style-name="T4">: conecta el cliente al servidor de Photon. Es necesario unirse al Lobby para poder ver las partidas disponibles. Se conecta </text:span><text:span text:style-name="T3">siempre al servidor de europa (eu).</text:span></text:p>
      <text:p text:style-name="P2"/>
      <text:p text:style-name="P2">- <text:span text:style-name="T11">Disconnect()</text:span><text:span text:style-name="T2">: desconecta el cliente de todo: partida, lobby y servidor de photon</text:span></text:p>
      <text:p text:style-name="P2"/>
      <text:p text:style-name="P2">- <text:span text:style-name="T11">SetNickName(string nickName)</text:span><text:span text:style-name="T2">: asigna el nombre de usuario al cliente.</text:span></text:p>
      <text:p text:style-name="P2"/>
      <text:p text:style-name="P2">- <text:span text:style-name="T11">JoinLobby()</text:span><text:span text:style-name="T2">: conecta el cliente al lobby. A partir de entonces recibe la lista de salas disponible </text:span><text:span text:style-name="T7">cada vez que cambie con el callback OnRoomListUpdate()</text:span><text:span text:style-name="T2">. Necesita estar conectado al servidor de Photon </text:span><text:span text:style-name="T7">para poder llamarse.</text:span></text:p>
      <text:p text:style-name="P2"/>
      <text:p text:style-name="P2">- <text:span text:style-name="T9">Leavelobby()</text:span><text:span text:style-name="T7">: abandona el lobby en el que se encuentra.</text:span></text:p>
      <text:p text:style-name="P2"/>
      <text:p text:style-name="P2">- <text:span text:style-name="T11">CreateRoom(string roomName, byte maxPlayers)</text:span><text:span text:style-name="T2">: crea una sala de juego con el nombre roomName y el nº de jugadores <text:s/>maxPlayers. Se une a ella automáticamente.</text:span></text:p>
      <text:p text:style-name="P2"/>
      <text:p text:style-name="P3">- <text:span text:style-name="T11">CreateRoom()</text:span><text:span text:style-name="T2">: </text:span><text:span text:style-name="T7">(TESTEO) </text:span><text:span text:style-name="T2">idem pero con valores por defecto (roomName = nickname + “Room”, maxPlayers = 10).</text:span></text:p>
      <text:p text:style-name="P3"/>
      <text:p text:style-name="P2">- <text:span text:style-name="T11">JoinRoom(string rooom)</text:span><text:span text:style-name="T2">: se une a la sala con el nombre pasado como parámetro</text:span></text:p>
      <text:p text:style-name="P2"/>
      <text:p text:style-name="P2">- <text:span text:style-name="T9">JoinRandomRoom()</text:span><text:span text:style-name="T7">: se une a una sala aleatoria disponible si puede</text:span></text:p>
      <text:p text:style-name="P2"/>
      <text:p text:style-name="P2">- <text:span text:style-name="T9">PrintLobbyName()</text:span><text:span text:style-name="T7">: imprime el nombre del lobby (a través de logWriter)</text:span></text:p>
      <text:p text:style-name="P2"/>
      <text:p text:style-name="P15">- <text:span text:style-name="T19">StartMatch(): </text:span><text:span text:style-name="T20">comienza la partida (cambia de escena el host ergo los guest tambien). </text:span><text:span text:style-name="T21">Sólo funciona si lo llama el MasterClient (host).</text:span></text:p>
      <text:p text:style-name="P2"/>
      <text:p text:style-name="P2"/>
      <text:p text:style-name="P2"><text:soft-page-break/></text:p>
      <text:p text:style-name="P2"/>
      <text:p text:style-name="P2"/>
      <text:p text:style-name="P8">Callbacks <text:span text:style-name="T17">(sólo incluídos los más complejos)</text:span></text:p>
      <text:p text:style-name="P9"/>
      <text:p text:style-name="P8"><text:span text:style-name="T17">- </text:span><text:span text:style-name="T16">OnRoomListUpdate(List roomList):</text:span><text:span text:style-name="T17"> función que se llama cada vez que hay una actualización en la lista de salas disponible. La información de las salas disponibles se encuentra en el parámetro roomList, de la clase List&lt;RoomInfo&gt;. Algunas propiedades son .Name (nombre de la sala), .MaxPlayers (n.º máximo de jugadores) y .PlayerCount (jugadores actualmente en la sala).</text:span></text:p>
      <text:p text:style-name="P2"/>
      <text:h text:style-name="Heading_20_3" text:outline-level="3">ROOMS</text:h>
      <text:p text:style-name="P6">CustomRoomProperties:</text:p>
      <text:p text:style-name="P6">- Key = gameMode</text:p>
      <text:p text:style-name="P6">- Values = tipo de datos enum GameMode (enums.cs)</text:p>
      <text:p text:style-name="P2"/>
      <text:p text:style-name="P2"/>
      <text:h text:style-name="Heading_20_1" text:outline-level="1"><text:span text:style-name="T8">2) </text:span>MEJORAS:</text:h>
      <text:h text:style-name="Heading_20_2" text:outline-level="2">2.1) NETWORKING</text:h>
      <text:p text:style-name="P4">- poder escoger servidor de Photon, avisar de cual está <text:span text:style-name="T1">conectado usando LoadBalancingClient</text:span></text:p>
      <text:p text:style-name="P4">- <text:span text:style-name="T5">que pasa si una sala está llena y te intentas unir?</text:span></text:p>
      <text:p text:style-name="P4">- <text:span text:style-name="T7">se puede setear el nickname una vez conectado?</text:span></text:p>
      <text:p text:style-name="P4">- <text:span text:style-name="T14">error en OnUpdateDisponibleRoomsList cuando se elimina una sala? </text:span><text:span text:style-name="T15">No se imprime el – UPDATE ROOM END –</text:span></text:p>
      <text:p text:style-name="P7">- cuenta un cambio en los RoomSettingsLobby como cambio para el evento RoomListUpdate?</text:p>
      <text:p text:style-name="P7">- <text:span text:style-name="T18">llevar la cuenta de los usuarios que estan 100% conectados a la sala para poder empezar partida </text:span><text:a xlink:type="simple" xlink:href="https://doc.photonengine.com/en-us/pun/current/demos-and-tutorials/pun-basics-tutorial/gamemanager-levels" text:style-name="Internet_20_link" text:visited-style-name="Visited_20_Internet_20_Link"><text:span text:style-name="T18">https://doc.photonengine.com/en-us/pun/current/demos-and-tutorials/pun-basics-tutorial/gamemanager-levels</text:span></text:a><text:span text:style-name="T18"> no se si pueden como semiconectarse y que no les llege el mensaje de cambiar escena</text:span></text:p>
      <text:p text:style-name="P7">- <text:span text:style-name="T19">settear tipo de partida (solo por el host)</text:span></text:p>
      <text:p text:style-name="P7">- <text:span text:style-name="T19">echar a un jugador</text:span></text:p>
      <text:p text:style-name="P7">- <text:span text:style-name="T19">crear una partida privada (no visible en el lobby)</text:span></text:p>
      <text:p text:style-name="P7">- <text:span text:style-name="T19">obtener código de tu partida privada</text:span></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0-12-18T18:10:05.419000000</dc:date>
    <meta:editing-duration>PT53M36S</meta:editing-duration>
    <meta:editing-cycles>15</meta:editing-cycles>
    <meta:document-statistic meta:table-count="0" meta:image-count="0" meta:object-count="0" meta:page-count="2" meta:paragraph-count="36" meta:word-count="479" meta:character-count="3068" meta:non-whitespace-character-count="2622"/>
  </office:meta>
</office:document-meta>
</file>